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9543FB11D8CFE372.png" manifest:media-type="image/png"/>
  <manifest:file-entry manifest:full-path="Pictures/100000000000055600000300AD4B6D669A61E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557cm" draw:z-index="0"><draw:image xlink:href="Pictures/100000000000055600000300AD4B6D669A61E66E.png" xlink:type="simple" xlink:show="embed" xlink:actuate="onLoad" loext:mime-type="image/x-vclgraphic"/></draw:frame></text:p>
      <text:p text:style-name="Standard"><draw:frame draw:style-name="fr1" draw:name="Figura2" text:anchor-type="paragraph" svg:width="17cm" svg:height="9.557cm" draw:z-index="1"><draw:image xlink:href="Pictures/1000000000000556000003009543FB11D8CFE37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02:41:44.189825706</meta:creation-date>
    <dc:date>2020-05-25T02:43:02.122123311</dc:date>
    <meta:editing-duration>PT1M2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